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Heading_20_4">
      <style:text-properties fo:color="#333333" style:font-name="helvetica neue" fo:font-size="11pt" fo:font-weight="bold" style:font-size-asian="11pt" style:font-size-complex="11pt"/>
    </style:style>
    <style:style style:name="P3" style:family="paragraph" style:parent-style-name="Heading_20_4">
      <style:text-properties fo:color="#0066ff" fo:font-size="16pt" officeooo:paragraph-rsid="0014d16a" style:font-size-asian="16pt" style:font-size-complex="16pt"/>
    </style:style>
    <style:style style:name="P4" style:family="paragraph" style:parent-style-name="Heading_20_4">
      <style:paragraph-properties fo:margin-top="0.265cm" fo:margin-bottom="0.265cm" loext:contextual-spacing="false" fo:line-height="110%"/>
      <style:text-properties fo:color="#333333" style:font-name="helvetica neue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P5" style:family="paragraph" style:parent-style-name="Standard">
      <style:text-properties officeooo:rsid="00159690" officeooo:paragraph-rsid="00159690"/>
    </style:style>
    <style:style style:name="P6" style:family="paragraph" style:parent-style-name="Standard">
      <style:text-properties officeooo:rsid="00164e76" officeooo:paragraph-rsid="00164e76"/>
    </style:style>
    <style:style style:name="P7" style:family="paragraph" style:parent-style-name="Standard">
      <style:text-properties officeooo:rsid="00169471" officeooo:paragraph-rsid="00169471"/>
    </style:style>
    <style:style style:name="T1" style:family="text">
      <style:text-properties style:font-name="helvetica neue" fo:font-weight="bold" officeooo:rsid="0014d16a"/>
    </style:style>
    <style:style style:name="T2" style:family="text">
      <style:text-properties style:font-name="helvetica neue" fo:font-weight="bold" officeooo:rsid="0014d16a" style:font-name-asian="Noto Sans CJK SC Regular" style:font-weight-asian="bold" style:font-name-complex="FreeSans" style:font-weight-complex="bold"/>
    </style:style>
    <style:style style:name="T3" style:family="text">
      <style:text-properties style:font-name="helvetica neue" fo:language="ca" fo:country="ES" fo:font-weight="bold" officeooo:rsid="0014d16a" style:font-name-asian="Noto Sans CJK SC Regular" style:font-weight-asian="bold" style:font-name-complex="FreeSans" style:font-weight-complex="bold"/>
    </style:style>
    <style:style style:name="T4" style:family="text">
      <style:text-properties officeooo:rsid="001897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<text:span text:style-name="T1">M</text:span><text:span text:style-name="T2">7- </text:span><text:bookmark text:name="firstHeading"/><text:span text:style-name="T3">Programació web entorn servidor</text:span></text:h>
      <text:h text:style-name="P2" text:outline-level="4">2.4 Tipus de dades. Conversions entre tipus de dades. Sintàxi del llenguatge.Sentències.</text:h>
      <text:p text:style-name="P1">- <text:a xlink:type="simple" xlink:href="https://uf.ctrl-alt-d.net/material/mostra/21/php-els-tipus-de-variables-primitius" office:target-frame-name="_blank" xlink:show="new" text:style-name="Internet_20_link" text:visited-style-name="Visited_20_Internet_20_Link">https://uf.ctrl-alt-d.net/</text:a></text:p>
      <text:p text:style-name="Text_20_body">ex1</text:p>
      <text:h text:style-name="P4" text:outline-level="4">2.5 Variables.</text:h>
      <text:p text:style-name="P1"><text:a xlink:type="simple" xlink:href="https://uf.ctrl-alt-d.net/material/mostra/22/php-el-tipus-objecte" office:target-frame-name="_blank" xlink:show="new" text:style-name="Internet_20_link" text:visited-style-name="Visited_20_Internet_20_Link">https://uf.ctrl-alt-d.net/</text:a></text:p>
      <text:p text:style-name="P1">ex2</text:p>
      <text:p text:style-name="P1"><text:a xlink:type="simple" xlink:href="https://uf.ctrl-alt-d.net/material/mostra/23/php-arrays-simples" office:target-frame-name="_blank" xlink:show="new" text:style-name="Internet_20_link" text:visited-style-name="Visited_20_Internet_20_Link">https://uf.ctrl-alt-d.net/</text:a></text:p>
      <text:p text:style-name="P1">ex3</text:p>
      <text:p text:style-name="P5"><text:a xlink:type="simple" xlink:href="https://uf.ctrl-alt-d.net/material/mostra/24/php-arrays-mapes" text:style-name="Internet_20_link" text:visited-style-name="Visited_20_Internet_20_Link">https://uf.ctrl-alt-d.net/material/mostra/24/php-arrays-mapes</text:a></text:p>
      <text:p text:style-name="P5">ex4</text:p>
      <text:p text:style-name="P6"><text:a xlink:type="simple" xlink:href="https://uf.ctrl-alt-d.net/material/mostra/25/php-recorre-un-array-simple" text:style-name="Internet_20_link" text:visited-style-name="Visited_20_Internet_20_Link">https://uf.ctrl-alt-d.net/material/mostra/25/php-recorre-un-array-simple</text:a></text:p>
      <text:p text:style-name="P6">ex5</text:p>
      <text:p text:style-name="P7"><text:a xlink:type="simple" xlink:href="https://uf.ctrl-alt-d.net/material/mostra/26/php-recorrer-array-mapa" text:style-name="Internet_20_link" text:visited-style-name="Visited_20_Internet_20_Link">https://uf.ctrl-alt-d.net/material/mostra/26/php-recorrer-array-mapa</text:a></text:p>
      <text:p text:style-name="P7">ex6 <text:span text:style-name="T4">y 6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7:19:13.692424218</meta:creation-date>
    <dc:date>2016-09-29T19:15:27.020235922</dc:date>
    <meta:editing-duration>PT1H25M3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34" meta:character-count="442" meta:non-whitespace-character-count="423"/>
  </office:meta>
</office:document-meta>
</file>